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73cm"/>
    </style:style>
    <style:style style:name="co16" style:family="table-column">
      <style:table-column-properties fo:break-before="auto" style:column-width="3.494cm"/>
    </style:style>
    <style:style style:name="co17" style:family="table-column">
      <style:table-column-properties fo:break-before="auto" style:column-width="5.345cm"/>
    </style:style>
    <style:style style:name="co18" style:family="table-column">
      <style:table-column-properties fo:break-before="auto" style:column-width="5.07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4km2_performance_GenerateGrap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RUR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41.189" calcext:value-type="float">
            <text:p>41,189</text:p>
          </table:table-cell>
          <table:table-cell office:value-type="float" office:value="5943.51" calcext:value-type="float">
            <text:p>5943,51</text:p>
          </table:table-cell>
          <table:table-cell office:value-type="float" office:value="195.003" calcext:value-type="float">
            <text:p>195,003</text:p>
          </table:table-cell>
          <table:table-cell office:value-type="float" office:value="6693.878" calcext:value-type="float">
            <text:p>6693,8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942.998" calcext:value-type="float">
            <text:p>12942,998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40.405" calcext:value-type="float">
            <text:p>40,405</text:p>
          </table:table-cell>
          <table:table-cell office:value-type="float" office:value="5954.054" calcext:value-type="float">
            <text:p>5954,054</text:p>
          </table:table-cell>
          <table:table-cell office:value-type="float" office:value="194.391" calcext:value-type="float">
            <text:p>194,391</text:p>
          </table:table-cell>
          <table:table-cell office:value-type="float" office:value="6644.598" calcext:value-type="float">
            <text:p>6644,598</text:p>
          </table:table-cell>
          <table:table-cell office:value-type="float" office:value="6.148" calcext:value-type="float">
            <text:p>6,148</text:p>
          </table:table-cell>
          <table:table-cell office:value-type="float" office:value="1" calcext:value-type="float">
            <text:p>1</text:p>
          </table:table-cell>
          <table:table-cell office:value-type="float" office:value="12892.987" calcext:value-type="float">
            <text:p>12892,987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5965.595" calcext:value-type="float">
            <text:p>5965,595</text:p>
          </table:table-cell>
          <table:table-cell office:value-type="float" office:value="190.394" calcext:value-type="float">
            <text:p>190,394</text:p>
          </table:table-cell>
          <table:table-cell office:value-type="float" office:value="6580.439" calcext:value-type="float">
            <text:p>6580,439</text:p>
          </table:table-cell>
          <table:table-cell office:value-type="float" office:value="7.219" calcext:value-type="float">
            <text:p>7,219</text:p>
          </table:table-cell>
          <table:table-cell office:value-type="float" office:value="2" calcext:value-type="float">
            <text:p>2</text:p>
          </table:table-cell>
          <table:table-cell office:value-type="float" office:value="12843.751" calcext:value-type="float">
            <text:p>12843,751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51.851" calcext:value-type="float">
            <text:p>51,851</text:p>
          </table:table-cell>
          <table:table-cell office:value-type="float" office:value="5949.255" calcext:value-type="float">
            <text:p>5949,255</text:p>
          </table:table-cell>
          <table:table-cell office:value-type="float" office:value="189.337" calcext:value-type="float">
            <text:p>189,337</text:p>
          </table:table-cell>
          <table:table-cell office:value-type="float" office:value="6505.83" calcext:value-type="float">
            <text:p>6505,83</text:p>
          </table:table-cell>
          <table:table-cell office:value-type="float" office:value="1.833" calcext:value-type="float">
            <text:p>1,833</text:p>
          </table:table-cell>
          <table:table-cell office:value-type="float" office:value="3" calcext:value-type="float">
            <text:p>3</text:p>
          </table:table-cell>
          <table:table-cell office:value-type="float" office:value="12749.532" calcext:value-type="float">
            <text:p>12749,532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38.585" calcext:value-type="float">
            <text:p>38,585</text:p>
          </table:table-cell>
          <table:table-cell office:value-type="float" office:value="5977.458" calcext:value-type="float">
            <text:p>5977,458</text:p>
          </table:table-cell>
          <table:table-cell office:value-type="float" office:value="189.272" calcext:value-type="float">
            <text:p>189,272</text:p>
          </table:table-cell>
          <table:table-cell office:value-type="float" office:value="6574.157" calcext:value-type="float">
            <text:p>6574,157</text:p>
          </table:table-cell>
          <table:table-cell office:value-type="float" office:value="1.942" calcext:value-type="float">
            <text:p>1,942</text:p>
          </table:table-cell>
          <table:table-cell office:value-type="float" office:value="4" calcext:value-type="float">
            <text:p>4</text:p>
          </table:table-cell>
          <table:table-cell office:value-type="float" office:value="12838.291" calcext:value-type="float">
            <text:p>12838,291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 ROAD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38.935" calcext:value-type="float">
            <text:p>38,935</text:p>
          </table:table-cell>
          <table:table-cell office:value-type="float" office:value="5884.751" calcext:value-type="float">
            <text:p>5884,751</text:p>
          </table:table-cell>
          <table:table-cell office:value-type="float" office:value="225.89" calcext:value-type="float">
            <text:p>225,89</text:p>
          </table:table-cell>
          <table:table-cell office:value-type="float" office:value="4.632" calcext:value-type="float">
            <text:p>4,632</text:p>
          </table:table-cell>
          <table:table-cell office:value-type="float" office:value="1.483" calcext:value-type="float">
            <text:p>1,483</text:p>
          </table:table-cell>
          <table:table-cell office:value-type="float" office:value="0" calcext:value-type="float">
            <text:p>0</text:p>
          </table:table-cell>
          <table:table-cell office:value-type="float" office:value="6175.7" calcext:value-type="float">
            <text:p>6175,7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6970" calcext:value-type="float">
            <text:p>46970</text:p>
          </table:table-cell>
        </table:table-row>
        <table:table-row table:style-name="ro1">
          <table:table-cell office:value-type="float" office:value="37.028" calcext:value-type="float">
            <text:p>37,028</text:p>
          </table:table-cell>
          <table:table-cell office:value-type="float" office:value="5985.945" calcext:value-type="float">
            <text:p>5985,945</text:p>
          </table:table-cell>
          <table:table-cell office:value-type="float" office:value="186.108" calcext:value-type="float">
            <text:p>186,108</text:p>
          </table:table-cell>
          <table:table-cell office:value-type="float" office:value="4.692" calcext:value-type="float">
            <text:p>4,692</text:p>
          </table:table-cell>
          <table:table-cell office:value-type="float" office:value="1.484" calcext:value-type="float">
            <text:p>1,484</text:p>
          </table:table-cell>
          <table:table-cell office:value-type="float" office:value="1" calcext:value-type="float">
            <text:p>1</text:p>
          </table:table-cell>
          <table:table-cell office:value-type="float" office:value="6230.79" calcext:value-type="float">
            <text:p>6230,79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6970" calcext:value-type="float">
            <text:p>46970</text:p>
          </table:table-cell>
        </table:table-row>
        <table:table-row table:style-name="ro1">
          <table:table-cell office:value-type="float" office:value="40.166" calcext:value-type="float">
            <text:p>40,166</text:p>
          </table:table-cell>
          <table:table-cell office:value-type="float" office:value="5914.064" calcext:value-type="float">
            <text:p>5914,064</text:p>
          </table:table-cell>
          <table:table-cell office:value-type="float" office:value="229.825" calcext:value-type="float">
            <text:p>229,825</text:p>
          </table:table-cell>
          <table:table-cell office:value-type="float" office:value="7.741" calcext:value-type="float">
            <text:p>7,741</text:p>
          </table:table-cell>
          <table:table-cell office:value-type="float" office:value="1.563" calcext:value-type="float">
            <text:p>1,563</text:p>
          </table:table-cell>
          <table:table-cell office:value-type="float" office:value="2" calcext:value-type="float">
            <text:p>2</text:p>
          </table:table-cell>
          <table:table-cell office:value-type="float" office:value="6221.226" calcext:value-type="float">
            <text:p>6221,226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6970" calcext:value-type="float">
            <text:p>46970</text:p>
          </table:table-cell>
        </table:table-row>
        <table:table-row table:style-name="ro1">
          <table:table-cell office:value-type="float" office:value="49.867" calcext:value-type="float">
            <text:p>49,867</text:p>
          </table:table-cell>
          <table:table-cell office:value-type="float" office:value="5963.132" calcext:value-type="float">
            <text:p>5963,132</text:p>
          </table:table-cell>
          <table:table-cell office:value-type="float" office:value="183.101" calcext:value-type="float">
            <text:p>183,101</text:p>
          </table:table-cell>
          <table:table-cell office:value-type="float" office:value="5" calcext:value-type="float">
            <text:p>5</text:p>
          </table:table-cell>
          <table:table-cell office:value-type="float" office:value="1.592" calcext:value-type="float">
            <text:p>1,592</text:p>
          </table:table-cell>
          <table:table-cell office:value-type="float" office:value="3" calcext:value-type="float">
            <text:p>3</text:p>
          </table:table-cell>
          <table:table-cell office:value-type="float" office:value="6216.425" calcext:value-type="float">
            <text:p>6216,425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6970" calcext:value-type="float">
            <text:p>46970</text:p>
          </table:table-cell>
        </table:table-row>
        <table:table-row table:style-name="ro1">
          <table:table-cell office:value-type="float" office:value="37.816" calcext:value-type="float">
            <text:p>37,816</text:p>
          </table:table-cell>
          <table:table-cell office:value-type="float" office:value="5873.476" calcext:value-type="float">
            <text:p>5873,476</text:p>
          </table:table-cell>
          <table:table-cell office:value-type="float" office:value="227.059" calcext:value-type="float">
            <text:p>227,059</text:p>
          </table:table-cell>
          <table:table-cell office:value-type="float" office:value="6.264" calcext:value-type="float">
            <text:p>6,264</text:p>
          </table:table-cell>
          <table:table-cell office:value-type="float" office:value="1.552" calcext:value-type="float">
            <text:p>1,552</text:p>
          </table:table-cell>
          <table:table-cell office:value-type="float" office:value="4" calcext:value-type="float">
            <text:p>4</text:p>
          </table:table-cell>
          <table:table-cell office:value-type="float" office:value="6165.674" calcext:value-type="float">
            <text:p>6165,674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6970" calcext:value-type="float">
            <text:p>4697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 OBSTAC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0.715" calcext:value-type="float">
            <text:p>0,715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  <table:table-cell office:value-type="float" office:value="32.276" calcext:value-type="float">
            <text:p>32,276</text:p>
          </table:table-cell>
          <table:table-cell office:value-type="float" office:value="0.411" calcext:value-type="float">
            <text:p>0,411</text:p>
          </table:table-cell>
          <table:table-cell office:value-type="float" office:value="0" calcext:value-type="float">
            <text:p>0</text:p>
          </table:table-cell>
          <table:table-cell office:value-type="float" office:value="40.115" calcext:value-type="float">
            <text:p>40,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8" calcext:value-type="float">
            <text:p>0,81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  <table:table-cell office:value-type="float" office:value="32.208" calcext:value-type="float">
            <text:p>32,208</text:p>
          </table:table-cell>
          <table:table-cell office:value-type="float" office:value="0.406" calcext:value-type="float">
            <text:p>0,406</text:p>
          </table:table-cell>
          <table:table-cell office:value-type="float" office:value="1" calcext:value-type="float">
            <text:p>1</text:p>
          </table:table-cell>
          <table:table-cell office:value-type="float" office:value="35.614" calcext:value-type="float">
            <text:p>35,6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" calcext:value-type="float">
            <text:p>0,85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  <table:table-cell office:value-type="float" office:value="32.375" calcext:value-type="float">
            <text:p>32,375</text:p>
          </table:table-cell>
          <table:table-cell office:value-type="float" office:value="0.398" calcext:value-type="float">
            <text:p>0,398</text:p>
          </table:table-cell>
          <table:table-cell office:value-type="float" office:value="2" calcext:value-type="float">
            <text:p>2</text:p>
          </table:table-cell>
          <table:table-cell office:value-type="float" office:value="35.942" calcext:value-type="float">
            <text:p>35,9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1" calcext:value-type="float">
            <text:p>0,011</text:p>
          </table:table-cell>
          <table:table-cell office:value-type="float" office:value="32.229" calcext:value-type="float">
            <text:p>32,229</text:p>
          </table:table-cell>
          <table:table-cell office:value-type="float" office:value="0.406" calcext:value-type="float">
            <text:p>0,406</text:p>
          </table:table-cell>
          <table:table-cell office:value-type="float" office:value="3" calcext:value-type="float">
            <text:p>3</text:p>
          </table:table-cell>
          <table:table-cell office:value-type="float" office:value="35.558" calcext:value-type="float">
            <text:p>35,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8" calcext:value-type="float">
            <text:p>0,82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4" calcext:value-type="float">
            <text:p>0,014</text:p>
          </table:table-cell>
          <table:table-cell office:value-type="float" office:value="34.865" calcext:value-type="float">
            <text:p>34,865</text:p>
          </table:table-cell>
          <table:table-cell office:value-type="float" office:value="0.49" calcext:value-type="float">
            <text:p>0,49</text:p>
          </table:table-cell>
          <table:table-cell office:value-type="float" office:value="4" calcext:value-type="float">
            <text:p>4</text:p>
          </table:table-cell>
          <table:table-cell office:value-type="float" office:value="38.706" calcext:value-type="float">
            <text:p>38,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Visibility Edge per road-edge</text:p>
          </table:table-cell>
          <table:table-cell table:formula="of:=[.Q3]/[.N3]" office:value-type="float" office:value="263.876404494382" calcext:value-type="float">
            <text:p>263,876404494382</text:p>
          </table:table-cell>
          <table:table-cell table:number-columns-repeated="3"/>
        </table:table-row>
        <table:table-row table:style-name="ro1">
          <table:table-cell table:style-name="ce1" table:formula="of:=AVERAGE([.A3:.A7])" office:value-type="float" office:value="42.526" calcext:value-type="float">
            <text:p>42,53</text:p>
          </table:table-cell>
          <table:table-cell table:style-name="ce1" table:formula="of:=AVERAGE([.B3:.B7])" office:value-type="float" office:value="5957.9744" calcext:value-type="float">
            <text:p>5.957,97</text:p>
          </table:table-cell>
          <table:table-cell table:style-name="ce1" table:formula="of:=AVERAGE([.C3:.C7])" office:value-type="float" office:value="191.6794" calcext:value-type="float">
            <text:p>191,68</text:p>
          </table:table-cell>
          <table:table-cell table:style-name="ce1" table:formula="of:=AVERAGE([.D3:.D7])" office:value-type="float" office:value="6599.7804" calcext:value-type="float">
            <text:p>6.599,78</text:p>
          </table:table-cell>
          <table:table-cell table:style-name="ce1" table:formula="of:=AVERAGE([.E3:.E7])" office:value-type="float" office:value="4.8284" calcext:value-type="float">
            <text:p>4,83</text:p>
          </table:table-cell>
          <table:table-cell table:style-name="ce1" table:formula="of:=AVERAGE([.F3:.F7])" office:value-type="float" office:value="2" calcext:value-type="float">
            <text:p>2,00</text:p>
          </table:table-cell>
          <table:table-cell table:style-name="ce1" table:formula="of:=AVERAGE([.G3:.G7])" office:value-type="float" office:value="12853.5118" calcext:value-type="float">
            <text:p>12.853,51</text:p>
          </table:table-cell>
          <table:table-cell table:number-columns-repeated="6"/>
          <table:table-cell office:value-type="string" calcext:value-type="string">
            <text:p>Road edge increase</text:p>
          </table:table-cell>
          <table:table-cell table:formula="of:=[.O3]/[.N3]" office:value-type="float" office:value="220.831460674157" calcext:value-type="float">
            <text:p>220,83146067415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Visibility edge increase</text:p>
          </table:table-cell>
          <table:table-cell table:formula="of:=[.R3]/[.Q3]" office:value-type="float" office:value="2.12876304023845" calcext:value-type="float">
            <text:p>2,12876304023845</text:p>
          </table:table-cell>
          <table:table-cell table:number-columns-repeated="3"/>
        </table:table-row>
        <table:table-row table:style-name="ro1">
          <table:table-cell table:style-name="ce1" table:formula="of:=AVERAGE([.A11:.A15])" office:value-type="float" office:value="40.7624" calcext:value-type="float">
            <text:p>40,76</text:p>
          </table:table-cell>
          <table:table-cell table:style-name="ce1" table:formula="of:=AVERAGE([.B11:.B15])" office:value-type="float" office:value="5924.2736" calcext:value-type="float">
            <text:p>5.924,27</text:p>
          </table:table-cell>
          <table:table-cell table:style-name="ce1" table:formula="of:=AVERAGE([.C11:.C15])" office:value-type="float" office:value="210.3966" calcext:value-type="float">
            <text:p>210,40</text:p>
          </table:table-cell>
          <table:table-cell table:style-name="ce1" table:formula="of:=AVERAGE([.D11:.D15])" office:value-type="float" office:value="5.6658" calcext:value-type="float">
            <text:p>5,67</text:p>
          </table:table-cell>
          <table:table-cell table:style-name="ce1" table:formula="of:=AVERAGE([.E11:.E15])" office:value-type="float" office:value="1.5348" calcext:value-type="float">
            <text:p>1,53</text:p>
          </table:table-cell>
          <table:table-cell table:style-name="ce1" table:formula="of:=AVERAGE([.F11:.F15])" office:value-type="float" office:value="2" calcext:value-type="float">
            <text:p>2,00</text:p>
          </table:table-cell>
          <table:table-cell table:style-name="ce1" table:formula="of:=AVERAGE([.G11:.G15])" office:value-type="float" office:value="6201.963" calcext:value-type="float">
            <text:p>6.201,96</text:p>
          </table:table-cell>
          <table:table-cell table:number-columns-repeated="11"/>
        </table:table-row>
        <table:table-row table:style-name="ro1">
          <table:table-cell table:style-name="ce2" table:formula="of:=1-[.A28]/[.A26]" office:value-type="percentage" office:value="0.041471100032921" calcext:value-type="percentage">
            <text:p>4,15 %</text:p>
          </table:table-cell>
          <table:table-cell table:style-name="ce2" table:formula="of:=1-[.B28]/[.B26]" office:value-type="percentage" office:value="0.00565641906752745" calcext:value-type="percentage">
            <text:p>0,57 %</text:p>
          </table:table-cell>
          <table:table-cell table:style-name="ce2" table:formula="of:=1-[.C28]/[.C26]" office:value-type="percentage" office:value="-0.0976484692669113" calcext:value-type="percentage">
            <text:p>-9,76 %</text:p>
          </table:table-cell>
          <table:table-cell table:style-name="ce2" table:formula="of:=1-[.D28]/[.D26]" office:value-type="percentage" office:value="0.999141516890471" calcext:value-type="percentage">
            <text:p>99,91 %</text:p>
          </table:table-cell>
          <table:table-cell table:style-name="ce2" table:formula="of:=1-[.E28]/[.E26]" office:value-type="percentage" office:value="0.68213072653467" calcext:value-type="percentage">
            <text:p>68,21 %</text:p>
          </table:table-cell>
          <table:table-cell table:style-name="ce2" table:formula="of:=1-[.F28]/[.F26]" office:value-type="percentage" office:value="0" calcext:value-type="percentage">
            <text:p>0,00 %</text:p>
          </table:table-cell>
          <table:table-cell table:style-name="ce2" table:formula="of:=1-[.G28]/[.G26]" office:value-type="percentage" office:value="0.517488831340241" calcext:value-type="percentage">
            <text:p>51,75 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table:formula="of:=1-[.D29]" office:value-type="percentage" office:value="0.000858483109528963" calcext:value-type="percentage">
            <text:p>0,09 %</text:p>
          </table:table-cell>
          <table:table-cell table:number-columns-repeated="14"/>
        </table:table-row>
        <table:table-row table:style-name="ro1">
          <table:table-cell table:style-name="ce3" table:formula="of:=AVERAGE([.A19:.A23])" office:value-type="float" office:value="0.7836" calcext:value-type="float">
            <text:p>0,7836</text:p>
          </table:table-cell>
          <table:table-cell table:style-name="ce3" table:formula="of:=AVERAGE([.B19:.B23])" office:value-type="float" office:value="0.0094" calcext:value-type="float">
            <text:p>0,0094</text:p>
          </table:table-cell>
          <table:table-cell table:style-name="ce3" table:formula="of:=AVERAGE([.C19:.C23])" office:value-type="float" office:value="0.0122" calcext:value-type="float">
            <text:p>0,0122</text:p>
          </table:table-cell>
          <table:table-cell table:style-name="ce1" table:formula="of:=AVERAGE([.D19:.D23])" office:value-type="float" office:value="32.7906" calcext:value-type="float">
            <text:p>32,79</text:p>
          </table:table-cell>
          <table:table-cell table:style-name="ce1" table:formula="of:=AVERAGE([.E19:.E23])" office:value-type="float" office:value="0.4222" calcext:value-type="float">
            <text:p>0,42</text:p>
          </table:table-cell>
          <table:table-cell table:style-name="ce1" table:formula="of:=AVERAGE([.F19:.F23])" office:value-type="float" office:value="2" calcext:value-type="float">
            <text:p>2,00</text:p>
          </table:table-cell>
          <table:table-cell table:style-name="ce1" table:formula="of:=AVERAGE([.G19:.G23])" office:value-type="float" office:value="37.187" calcext:value-type="float">
            <text:p>37,19</text:p>
          </table:table-cell>
          <table:table-cell table:number-columns-repeated="11"/>
        </table:table-row>
        <table:table-row table:style-name="ro1">
          <table:table-cell table:style-name="ce3" table:formula="of:=1-[.A31]/[.A26]" office:value-type="float" office:value="0.981573625546724" calcext:value-type="float">
            <text:p>0,981573625546724</text:p>
          </table:table-cell>
          <table:table-cell table:style-name="ce3" table:formula="of:=1-[.B31]/[.B26]" office:value-type="float" office:value="0.99999842228258" calcext:value-type="float">
            <text:p>0,99999842228258</text:p>
          </table:table-cell>
          <table:table-cell table:style-name="ce3" table:formula="of:=1-[.C31]/[.C26]" office:value-type="float" office:value="0.999936352054524" calcext:value-type="float">
            <text:p>0,999936352054524</text:p>
          </table:table-cell>
          <table:table-cell table:style-name="ce2" table:formula="of:=1-[.D31]/[.D26]" office:value-type="percentage" office:value="0.995031561959243" calcext:value-type="percentage">
            <text:p>99,50 %</text:p>
          </table:table-cell>
          <table:table-cell table:style-name="ce2" table:formula="of:=1-[.E31]/[.E26]" office:value-type="percentage" office:value="0.912559025764228" calcext:value-type="percentage">
            <text:p>91,26 %</text:p>
          </table:table-cell>
          <table:table-cell table:style-name="ce2" table:formula="of:=1-[.F31]/[.F26]" office:value-type="percentage" office:value="0" calcext:value-type="percentage">
            <text:p>0,00 %</text:p>
          </table:table-cell>
          <table:table-cell table:style-name="ce2" table:formula="of:=1-[.G31]/[.G26]" office:value-type="percentage" office:value="0.997106860710238" calcext:value-type="percentage">
            <text:p>99,71 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table:formula="of:=1-[.D32]" office:value-type="percentage" office:value="0.00496843804075664" calcext:value-type="percentage">
            <text:p>0,5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26]/[.B26]" office:value-type="float" office:value="1.10772218155217" calcext:value-type="float">
            <text:p>1,1077221815521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 number:grouping="true"/>
    </number:number-style>
    <number:number-style style:name="N108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15:43:40.399032323</dc:date>
    <meta:editing-duration>PT6H34M59S</meta:editing-duration>
    <meta:editing-cycles>6</meta:editing-cycles>
    <meta:generator>LibreOffice/7.4.7.2$Linux_X86_64 LibreOffice_project/40$Build-2</meta:generator>
    <meta:document-statistic meta:table-count="1" meta:cell-count="371" meta:object-count="0"/>
  </office:meta>
</office:document-meta>
</file>